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language="uk" fo:country="UA" fo:font-weight="normal" officeooo:rsid="00185aa0" officeooo:paragraph-rsid="00193d4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fo:language="uk" fo:country="UA" fo:font-style="normal" fo:font-weight="normal" officeooo:rsid="001ca3e0" officeooo:paragraph-rsid="001ca3e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uk" fo:country="UA"/>
    </style:style>
    <style:style style:name="P4" style:family="paragraph" style:parent-style-name="Standard">
      <style:paragraph-properties fo:text-align="start" style:justify-single-word="false"/>
      <style:text-properties fo:language="uk" fo:country="UA"/>
    </style:style>
    <style:style style:name="P5" style:family="paragraph" style:parent-style-name="Standard">
      <style:paragraph-properties fo:text-align="start" style:justify-single-word="false"/>
      <style:text-properties fo:language="uk" fo:country="UA" officeooo:paragraph-rsid="001653ff"/>
    </style:style>
    <style:style style:name="P6" style:family="paragraph" style:parent-style-name="Standard">
      <style:paragraph-properties fo:text-align="center" style:justify-single-word="false"/>
      <style:text-properties fo:language="uk" fo:country="UA" officeooo:rsid="001653ff" officeooo:paragraph-rsid="001653ff"/>
    </style:style>
    <style:style style:name="P7" style:family="paragraph" style:parent-style-name="Standard" style:list-style-name="L1">
      <style:paragraph-properties fo:text-align="start" style:justify-single-word="false"/>
      <style:text-properties fo:language="uk" fo:country="UA"/>
    </style:style>
    <style:style style:name="P8" style:family="paragraph" style:parent-style-name="Standard" style:list-style-name="L2">
      <style:paragraph-properties fo:text-align="start" style:justify-single-word="false"/>
      <style:text-properties fo:language="uk" fo:country="UA"/>
    </style:style>
    <style:style style:name="P9" style:family="paragraph" style:parent-style-name="Standard" style:list-style-name="L2">
      <style:paragraph-properties fo:text-align="start" style:justify-single-word="false"/>
      <style:text-properties fo:language="uk" fo:country="UA" officeooo:paragraph-rsid="001653ff"/>
    </style:style>
    <style:style style:name="P10" style:family="paragraph" style:parent-style-name="Standard" style:list-style-name="L3">
      <style:paragraph-properties fo:text-align="start" style:justify-single-word="false"/>
      <style:text-properties fo:language="uk" fo:country="UA" officeooo:paragraph-rsid="001653ff"/>
    </style:style>
    <style:style style:name="P11" style:family="paragraph" style:parent-style-name="Standard" style:list-style-name="L3">
      <style:paragraph-properties fo:text-align="start" style:justify-single-word="false"/>
      <style:text-properties fo:language="uk" fo:country="UA" officeooo:paragraph-rsid="0016f90e"/>
    </style:style>
    <style:style style:name="P12" style:family="paragraph" style:parent-style-name="Standard" style:list-style-name="L3">
      <style:paragraph-properties fo:text-align="start" style:justify-single-word="false"/>
      <style:text-properties fo:language="uk" fo:country="UA" fo:font-style="italic" officeooo:paragraph-rsid="001653ff" style:font-style-asian="italic" style:font-style-complex="italic"/>
    </style:style>
    <style:style style:name="P13" style:family="paragraph" style:parent-style-name="Standard" style:list-style-name="L3">
      <style:paragraph-properties fo:text-align="start" style:justify-single-word="false"/>
      <style:text-properties fo:language="uk" fo:country="UA" fo:font-style="italic" officeooo:paragraph-rsid="0016f90e" style:font-style-asian="italic" style:font-style-complex="italic"/>
    </style:style>
    <style:style style:name="P14" style:family="paragraph" style:parent-style-name="Standard" style:list-style-name="L4">
      <style:paragraph-properties fo:text-align="start" style:justify-single-word="false"/>
      <style:text-properties fo:language="uk" fo:country="UA" fo:font-style="italic" officeooo:paragraph-rsid="001ca3e0" style:font-style-asian="italic" style:font-style-complex="italic"/>
    </style:style>
    <style:style style:name="P15" style:family="paragraph" style:parent-style-name="Standard" style:list-style-name="L4">
      <style:paragraph-properties fo:text-align="start" style:justify-single-word="false"/>
      <style:text-properties fo:language="uk" fo:country="UA" fo:font-style="italic" officeooo:rsid="00185aa0" officeooo:paragraph-rsid="001ca3e0" style:font-style-asian="italic" style:font-style-complex="italic"/>
    </style:style>
    <style:style style:name="P16" style:family="paragraph" style:parent-style-name="Standard" style:list-style-name="L4">
      <style:paragraph-properties fo:text-align="start" style:justify-single-word="false"/>
      <style:text-properties fo:language="uk" fo:country="UA" fo:font-style="italic" officeooo:rsid="00185aa0" officeooo:paragraph-rsid="001cdc86" style:font-style-asian="italic" style:font-style-complex="italic"/>
    </style:style>
    <style:style style:name="P17" style:family="paragraph" style:parent-style-name="Standard" style:list-style-name="L4">
      <style:paragraph-properties fo:text-align="start" style:justify-single-word="false"/>
      <style:text-properties fo:language="uk" fo:country="UA" fo:font-style="italic" officeooo:rsid="00185aa0" officeooo:paragraph-rsid="001c8ad8" style:font-style-asian="italic" style:font-style-complex="italic"/>
    </style:style>
    <style:style style:name="P18" style:family="paragraph" style:parent-style-name="Standard" style:list-style-name="L5">
      <style:paragraph-properties fo:text-align="start" style:justify-single-word="false"/>
      <style:text-properties fo:language="uk" fo:country="UA" fo:font-style="italic" officeooo:rsid="00185aa0" officeooo:paragraph-rsid="001c8ad8" style:font-style-asian="italic" style:font-style-complex="italic"/>
    </style:style>
    <style:style style:name="P19" style:family="paragraph" style:parent-style-name="Standard" style:list-style-name="L6">
      <style:paragraph-properties fo:text-align="start" style:justify-single-word="false"/>
      <style:text-properties fo:language="uk" fo:country="UA" fo:font-style="italic" officeooo:rsid="00185aa0" officeooo:paragraph-rsid="001e6db9" style:font-style-asian="italic" style:font-style-complex="italic"/>
    </style:style>
    <style:style style:name="P20" style:family="paragraph" style:parent-style-name="Standard" style:list-style-name="L7">
      <style:paragraph-properties fo:text-align="start" style:justify-single-word="false"/>
      <style:text-properties fo:language="uk" fo:country="UA" fo:font-style="italic" officeooo:rsid="00185aa0" officeooo:paragraph-rsid="001ca3e0" style:font-style-asian="italic" style:font-style-complex="italic"/>
    </style:style>
    <style:style style:name="P21" style:family="paragraph" style:parent-style-name="Standard" style:list-style-name="L7">
      <style:paragraph-properties fo:text-align="start" style:justify-single-word="false"/>
      <style:text-properties fo:language="uk" fo:country="UA" fo:font-style="italic" officeooo:rsid="001c8ad8" officeooo:paragraph-rsid="001c8ad8" style:font-style-asian="italic" style:font-style-complex="italic"/>
    </style:style>
    <style:style style:name="P22" style:family="paragraph" style:parent-style-name="Standard" style:list-style-name="L8">
      <style:paragraph-properties fo:text-align="start" style:justify-single-word="false"/>
      <style:text-properties fo:language="uk" fo:country="UA" fo:font-style="italic" officeooo:rsid="00238aea" officeooo:paragraph-rsid="00238aea" style:font-style-asian="italic" style:font-style-complex="italic"/>
    </style:style>
    <style:style style:name="P23" style:family="paragraph" style:parent-style-name="Standard" style:list-style-name="L8">
      <style:paragraph-properties fo:text-align="start" style:justify-single-word="false"/>
      <style:text-properties fo:language="uk" fo:country="UA" fo:font-style="italic" officeooo:rsid="002475a3" officeooo:paragraph-rsid="002475a3" style:font-style-asian="italic" style:font-style-complex="italic"/>
    </style:style>
    <style:style style:name="P24" style:family="paragraph" style:parent-style-name="Standard" style:list-style-name="L8">
      <style:paragraph-properties fo:text-align="start" style:justify-single-word="false"/>
      <style:text-properties fo:language="uk" fo:country="UA" fo:font-style="italic" fo:font-weight="normal" officeooo:rsid="001653ff" officeooo:paragraph-rsid="002475a3" style:font-style-asian="italic" style:font-weight-asian="normal" style:font-style-complex="italic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language="uk" fo:country="UA" officeooo:rsid="00185aa0" officeooo:paragraph-rsid="001cdc86"/>
    </style:style>
    <style:style style:name="P26" style:family="paragraph" style:parent-style-name="Standard" style:list-style-name="L5">
      <style:paragraph-properties fo:text-align="start" style:justify-single-word="false"/>
      <style:text-properties fo:language="uk" fo:country="UA" officeooo:rsid="00185aa0" officeooo:paragraph-rsid="001c8ad8"/>
    </style:style>
    <style:style style:name="P27" style:family="paragraph" style:parent-style-name="Standard" style:list-style-name="L7">
      <style:paragraph-properties fo:text-align="start" style:justify-single-word="false"/>
      <style:text-properties fo:language="uk" fo:country="UA" officeooo:rsid="001c8ad8" officeooo:paragraph-rsid="001ca3e0"/>
    </style:style>
    <style:style style:name="P28" style:family="paragraph" style:parent-style-name="Standard" style:list-style-name="L7">
      <style:paragraph-properties fo:text-align="start" style:justify-single-word="false"/>
      <style:text-properties fo:language="uk" fo:country="UA" fo:font-style="normal" officeooo:rsid="00185aa0" officeooo:paragraph-rsid="001ca3e0" style:font-style-asian="normal" style:font-style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fo:language="uk" fo:country="UA" fo:font-style="normal" officeooo:rsid="00185aa0" officeooo:paragraph-rsid="001ca3e0" style:font-style-asian="normal" style:font-style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fo:language="uk" fo:country="UA" fo:font-style="normal" officeooo:rsid="00238aea" officeooo:paragraph-rsid="00238aea" style:font-style-asian="normal" style:font-style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fo:language="uk" fo:country="UA" fo:font-style="normal" officeooo:rsid="002475a3" officeooo:paragraph-rsid="002475a3" style:font-style-asian="normal" style:font-style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fo:language="uk" fo:country="UA" fo:font-style="normal" fo:font-weight="normal" officeooo:rsid="002475a3" officeooo:paragraph-rsid="002475a3" style:font-style-asian="normal" style:font-weight-asian="normal" style:font-style-complex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text-position="0% 100%" fo:language="uk" fo:country="UA" fo:font-weight="normal" officeooo:rsid="00185aa0" officeooo:paragraph-rsid="00193d4f" style:font-weight-asian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text-position="0% 100%" fo:language="uk" fo:country="UA" fo:font-weight="normal" officeooo:rsid="00185aa0" officeooo:paragraph-rsid="001cdc86" style:font-weight-asian="normal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text-position="0% 100%" fo:language="uk" fo:country="UA" fo:font-weight="normal" officeooo:rsid="00185aa0" officeooo:paragraph-rsid="001c8ad8" style:font-weight-asian="normal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style:text-position="0% 100%" fo:language="uk" fo:country="UA" fo:font-style="normal" fo:font-weight="normal" officeooo:rsid="001ca3e0" officeooo:paragraph-rsid="001ca3e0" style:font-style-asian="normal" style:font-weight-asian="normal" style:font-style-complex="normal" style:font-weight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style:text-position="0% 100%" fo:language="uk" fo:country="UA" fo:font-style="italic" fo:font-weight="normal" officeooo:rsid="001ca3e0" officeooo:paragraph-rsid="001ca3e0" style:font-style-asian="italic" style:font-weight-asian="normal" style:font-style-complex="italic" style:font-weight-complex="normal"/>
    </style:style>
    <style:style style:name="T1" style:family="text">
      <style:text-properties officeooo:rsid="001653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53ff" style:font-weight-asian="bold" style:font-weight-complex="bold"/>
    </style:style>
    <style:style style:name="T4" style:family="text">
      <style:text-properties fo:font-weight="bold" officeooo:rsid="00185aa0" style:font-weight-asian="bold" style:font-weight-complex="bold"/>
    </style:style>
    <style:style style:name="T5" style:family="text">
      <style:text-properties fo:font-weight="bold" officeooo:rsid="001af8d3" style:font-weight-asian="bold" style:font-weight-complex="bold"/>
    </style:style>
    <style:style style:name="T6" style:family="text">
      <style:text-properties fo:font-weight="bold" officeooo:rsid="001c8ad8" style:font-weight-asian="bold" style:font-weight-complex="bold"/>
    </style:style>
    <style:style style:name="T7" style:family="text">
      <style:text-properties officeooo:rsid="00185aa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85aa0" style:font-weight-asian="normal" style:font-weight-complex="normal"/>
    </style:style>
    <style:style style:name="T10" style:family="text">
      <style:text-properties fo:font-weight="normal" officeooo:rsid="001af8d3" style:font-weight-asian="normal" style:font-weight-complex="normal"/>
    </style:style>
    <style:style style:name="T11" style:family="text">
      <style:text-properties fo:font-weight="normal" officeooo:rsid="001ca3e0" style:font-weight-asian="normal" style:font-weight-complex="normal"/>
    </style:style>
    <style:style style:name="T12" style:family="text">
      <style:text-properties fo:font-weight="normal" officeooo:rsid="001653ff" style:font-weight-asian="normal" style:font-weight-complex="normal"/>
    </style:style>
    <style:style style:name="T13" style:family="text">
      <style:text-properties fo:font-weight="normal" officeooo:rsid="0024f67a" style:font-weight-asian="normal" style:font-weight-complex="normal"/>
    </style:style>
    <style:style style:name="T14" style:family="text">
      <style:text-properties style:text-position="super 58%" fo:font-weight="normal" style:font-weight-asian="normal" style:font-weight-complex="normal"/>
    </style:style>
    <style:style style:name="T15" style:family="text">
      <style:text-properties style:text-position="super 58%" fo:font-weight="normal" officeooo:rsid="001ca3e0" style:font-weight-asian="normal" style:font-weight-complex="normal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fo:font-weight="normal" officeooo:rsid="00185aa0" style:font-weight-asian="normal" style:font-weight-complex="normal"/>
    </style:style>
    <style:style style:name="T18" style:family="text">
      <style:text-properties style:text-position="0% 100%" fo:font-weight="normal" officeooo:rsid="001ca3e0" style:font-weight-asian="normal" style:font-weight-complex="normal"/>
    </style:style>
    <style:style style:name="T19" style:family="text">
      <style:text-properties style:text-position="0% 100%" fo:font-weight="normal" officeooo:rsid="00238aea" style:font-weight-asian="normal" style:font-weight-complex="normal"/>
    </style:style>
    <style:style style:name="T20" style:family="text">
      <style:text-properties style:text-position="0% 100%" fo:font-weight="bold" style:font-weight-asian="bold" style:font-weight-complex="bold"/>
    </style:style>
    <style:style style:name="T21" style:family="text">
      <style:text-properties style:text-position="0% 100%" fo:font-weight="bold" officeooo:rsid="00185aa0" style:font-weight-asian="bold" style:font-weight-complex="bold"/>
    </style:style>
    <style:style style:name="T22" style:family="text">
      <style:text-properties style:text-position="0% 100%" fo:font-weight="bold" officeooo:rsid="001ca3e0" style:font-weight-asian="bold" style:font-weight-complex="bold"/>
    </style:style>
    <style:style style:name="T23" style:family="text">
      <style:text-properties style:text-position="0% 100%" fo:font-weight="bold" officeooo:rsid="002c7754" style:font-weight-asian="bold" style:font-weight-complex="bold"/>
    </style:style>
    <style:style style:name="T24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0% 100%" fo:font-style="italic" fo:font-weight="bold" officeooo:rsid="00185aa0" style:font-style-asian="italic" style:font-weight-asian="bold" style:font-style-complex="italic" style:font-weight-complex="bold"/>
    </style:style>
    <style:style style:name="T26" style:family="text">
      <style:text-properties style:text-position="0% 100%" fo:font-style="italic" fo:font-weight="bold" officeooo:rsid="001ca3e0" style:font-style-asian="italic" style:font-weight-asian="bold" style:font-style-complex="italic" style:font-weight-complex="bold"/>
    </style:style>
    <style:style style:name="T2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0% 100%" fo:font-style="italic" fo:font-weight="normal" officeooo:rsid="00185aa0" style:font-style-asian="italic" style:font-weight-asian="normal" style:font-style-complex="italic" style:font-weight-complex="normal"/>
    </style:style>
    <style:style style:name="T29" style:family="text">
      <style:text-properties style:text-position="0% 100%" fo:font-style="italic" fo:font-weight="normal" officeooo:rsid="001ca3e0" style:font-style-asian="italic" style:font-weight-asian="normal" style:font-style-complex="italic" style:font-weight-complex="normal"/>
    </style:style>
    <style:style style:name="T30" style:family="text">
      <style:text-properties officeooo:rsid="001af8d3"/>
    </style:style>
    <style:style style:name="T31" style:family="text">
      <style:text-properties officeooo:rsid="00238a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ЛАБОРАТОРНА РОБОТА №1</text:p>
      <text:p text:style-name="P3">Створення i редагування таблиць в СУБД <text:span text:style-name="T1">MySQL</text:span></text:p>
      <text:p text:style-name="P4">Мета:</text:p>
      <text:list xml:id="list1009510865" text:style-name="L1">
        <text:list-item>
          <text:p text:style-name="P7"><text:span text:style-name="T1">с</text:span>формувати у студентів практичні навички створення бази даних та таблиць в ній;</text:p>
        </text:list-item>
        <text:list-item>
          <text:p text:style-name="P7">визначення ключових полів таблиць; встановлення зв’язків між таблицями, встановлення обмежень на дані в таблицях, сортування даних в таблицях.</text:p>
        </text:list-item>
      </text:list>
      <text:p text:style-name="P4"/>
      <text:p text:style-name="P4">Завдання:</text:p>
      <text:list xml:id="list2014535227" text:style-name="L2">
        <text:list-item>
          <text:p text:style-name="P8">Вивчити необхідний теоретичний матеріал.</text:p>
        </text:list-item>
        <text:list-item>
          <text:p text:style-name="P8">Виконати практичне завдання до <text:span text:style-name="T31">лабораторної роботи</text:span>.</text:p>
        </text:list-item>
        <text:list-item>
          <text:p text:style-name="P8">Відповісти на контрольні теоретичні запитання.</text:p>
        </text:list-item>
        <text:list-item>
          <text:p text:style-name="P9">Оформити звіт, який містить завдання до <text:span text:style-name="T1">лабораторної роботи</text:span> та вказівки для його виконання.</text:p>
        </text:list-item>
      </text:list>
      <text:p text:style-name="P5"/>
      <text:p text:style-name="P6">Варіант №1</text:p>
      <text:list xml:id="list134749443" text:style-name="L3">
        <text:list-item>
          <text:p text:style-name="P12"><text:span text:style-name="T1">Увійти до СУБД MySql. Створити нову базу даних </text:span><text:span text:style-name="T3">geography</text:span><text:span text:style-name="T1">.</text:span></text:p>
          <text:p text:style-name="P10"/>
          <text:p text:style-name="P10">CREATE DATABASE geography COLLATE utf8mb4_0900_ai_ci;</text:p>
          <text:p text:style-name="P10"/>
          <text:p text:style-name="P10">USE geography;</text:p>
          <text:p text:style-name="P10"/>
        </text:list-item>
        <text:list-item>
          <text:p text:style-name="P13">Створити таблиці з назвами <text:span text:style-name="T2">continents</text:span> і <text:span text:style-name="T2">countries</text:span>. Таблиця <text:span text:style-name="T2">continents</text:span> містить відомості про континенти Землі, таблиця <text:span text:style-name="T2">countries</text:span> – про країни цих континентів.</text:p>
          <text:p text:style-name="P11"/>
          <text:p text:style-name="P11">CREATE TABLE `continents`</text:p>
          <text:p text:style-name="P11">(</text:p>
          <text:p text:style-name="P11"><text:s text:c="4"/>`id` <text:s text:c="8"/>int,</text:p>
          <text:p text:style-name="P11"><text:s text:c="4"/>`name` <text:s text:c="6"/>varchar(30) COLLATE utf8mb4_unicode_ci,</text:p>
          <text:p text:style-name="P11"><text:s text:c="4"/>`area` <text:s text:c="6"/>int,</text:p>
          <text:p text:style-name="P11"><text:s text:c="4"/>`population` int</text:p>
          <text:p text:style-name="P11">) ENGINE = InnoDB</text:p>
          <text:p text:style-name="P11"><text:s text:c="2"/>DEFAULT CHARSET = utf8mb4</text:p>
          <text:p text:style-name="P11"><text:s text:c="2"/>COLLATE = utf8mb4_unicode_ci;</text:p>
          <text:p text:style-name="P11"/>
          <text:p text:style-name="P11">CREATE TABLE `countries`</text:p>
          <text:p text:style-name="P11">(</text:p>
          <text:p text:style-name="P11"><text:s text:c="4"/>`id` <text:s text:c="16"/>int,</text:p>
          <text:p text:style-name="P11"><text:s text:c="4"/>`continent_id` <text:s text:c="6"/>int,</text:p>
          <text:p text:style-name="P11"><text:s text:c="4"/>`name` <text:s text:c="14"/>varchar(20) COLLATE utf8mb4_unicode_ci,</text:p>
          <text:p text:style-name="P11"><text:s text:c="4"/>`area` <text:s text:c="14"/>int,</text:p>
          <text:p text:style-name="P11"><text:s text:c="4"/>`population` <text:s text:c="8"/>int,</text:p>
          <text:p text:style-name="P11"><text:s text:c="4"/>`capital` <text:s text:c="11"/>varchar(25) COLLATE utf8mb4_unicode_ci,</text:p>
          <text:p text:style-name="P11"><text:s text:c="4"/>`capital_population` int</text:p>
          <text:p text:style-name="P11">) ENGINE = InnoDB</text:p>
          <text:p text:style-name="P11"><text:s text:c="2"/>DEFAULT CHARSET = utf8mb4</text:p>
          <text:p text:style-name="P11"><text:s text:c="2"/>COLLATE = utf8mb4_unicode_ci;</text:p>
          <text:p text:style-name="P11"/>
        </text:list-item>
        <text:list-item>
          <text:p text:style-name="P13">Встановити такі обмеження на поля таблиці <text:span text:style-name="T2">continents</text:span>:</text:p>
        </text:list-item>
      </text:list>
      <text:list xml:id="list4206048427" text:style-name="L4">
        <text:list-item>
          <text:p text:style-name="P14"><text:soft-page-break/><text:span text:style-name="T9">добавити індекс </text:span><text:span text:style-name="T4">unique</text:span><text:span text:style-name="T9"> </text:span><text:span text:style-name="T10">на</text:span><text:span text:style-name="T7"> поле </text:span><text:span text:style-name="T4">continents.id</text:span><text:span text:style-name="T10">, </text:span><text:span text:style-name="T30">добавити </text:span><text:span text:style-name="T5">PRIMARY KEY</text:span><text:span text:style-name="T30"> та </text:span><text:span text:style-name="T21">AUTO_INCREMENT</text:span><text:span text:style-name="T17"> </text:span><text:span text:style-name="T9">значень, </text:span><text:span text:style-name="T11">поле </text:span><text:span text:style-name="T18">має бути додатнім числом, </text:span><text:span text:style-name="T9">зменшити довжину поля;</text:span></text:p>
        </text:list-item>
        <text:list-item>
          <text:p text:style-name="P15"><text:span text:style-name="T8">добавити індекс </text:span><text:span text:style-name="T2">unique</text:span><text:span text:style-name="T8"> на поле </text:span><text:span text:style-name="T2">continents.name</text:span><text:span text:style-name="T8"> </text:span><text:span text:style-name="T11">та значення поля має</text:span><text:span text:style-name="T8"> бути </text:span><text:span text:style-name="T6">NOT NULL</text:span><text:span text:style-name="T8">;</text:span></text:p>
        </text:list-item>
        <text:list-item>
          <text:p text:style-name="P16"><text:span text:style-name="T8">поле <text:s/></text:span><text:span text:style-name="T2">continents.area</text:span><text:span text:style-name="T8"> повинно бути </text:span><text:span text:style-name="T6">NOT NULL</text:span><text:span text:style-name="T8">, значення по замовчуванню 1000, </text:span><text:span text:style-name="T11">поле </text:span><text:span text:style-name="T18">має бути додатнім числом</text:span><text:span text:style-name="T8">;</text:span></text:p>
        </text:list-item>
        <text:list-item>
          <text:p text:style-name="P17"><text:span text:style-name="T8">значення пол</text:span><text:span text:style-name="T11">я</text:span><text:span text:style-name="T8"> <text:s/></text:span><text:span text:style-name="T2">continents.population</text:span><text:span text:style-name="T8"> має знаходитись в межах від 0 до 5*10</text:span><text:span text:style-name="T14">9</text:span><text:span text:style-name="T16">.</text:span></text:p>
          <text:p text:style-name="P33"/>
          <text:p text:style-name="P34"><text:bookmark-start text:name="__DdeLink__612_3001375571"/><text:bookmark-start text:name="__DdeLink__491_3001375571"/>ALTER TABLE `continents` ADD CONSTRAINT PRIMARY KEY (`id`);<text:bookmark-end text:name="__DdeLink__491_3001375571"/></text:p>
          <text:p text:style-name="P25"><text:span text:style-name="T16">ALTER TABLE `continents` ADD CONSTRAINT </text:span><text:span text:style-name="T19">`unique_id`</text:span><text:span text:style-name="T16"> UNIQUE (`id`);</text:span></text:p>
          <text:p text:style-name="P25"><text:span text:style-name="T16">ALTER TABLE `continents` ADD CONSTRAINT </text:span><text:span text:style-name="T19">`unique_name`</text:span><text:span text:style-name="T16"> UNIQUE (`name`);</text:span></text:p>
          <text:p text:style-name="P34">ALTER TABLE `continents` MODIFY `id` tinyint unsigned AUTO_INCREMENT;</text:p>
          <text:p text:style-name="P34">ALTER TABLE `continents` MODIFY `name` varchar(30) NOT NULL;</text:p>
          <text:p text:style-name="P34">ALTER TABLE `continents` MODIFY `area` int unsigned NOT NULL DEFAULT 1000;</text:p>
          <text:p text:style-name="P34">ALTER TABLE `continents` MODIFY `population` bigint unsigned;<text:bookmark-end text:name="__DdeLink__612_3001375571"/></text:p>
        </text:list-item>
      </text:list>
      <text:p text:style-name="P1"/>
      <text:list xml:id="list1396501025" text:style-name="L5">
        <text:list-item>
          <text:p text:style-name="P18"><text:span text:style-name="T16">Заповнити таблицю </text:span><text:span text:style-name="T20">continents</text:span><text:span text:style-name="T16"> даними про всі континенти Землі. Відсортувати таблицю за полем </text:span><text:span text:style-name="T20">continents.population</text:span><text:span text:style-name="T16"> в порядку зростання.</text:span></text:p>
          <text:p text:style-name="P35"/>
          <text:p text:style-name="P26">INSERT INTO `continents` (id, name, area, population) VALUES (1, 'Північна Америка', 24250000, 528720100);</text:p>
          <text:p text:style-name="P26">INSERT INTO `continents` (id, name, area, population) VALUES (2, 'Південна Америка', 18280000, 382000000);</text:p>
          <text:p text:style-name="P26">INSERT INTO `continents` (id, name, area, population) VALUES (3, 'Антарктида', 13970000, 1000);</text:p>
          <text:p text:style-name="P26">INSERT INTO `continents` (id, name, area, population) VALUES (4, 'Африка', 30300000, 922011000);</text:p>
          <text:p text:style-name="P26">INSERT INTO `continents` (id, name, area, population) VALUES (5, 'Європа', 10186000, 747636045);</text:p>
          <text:p text:style-name="P26">INSERT INTO `continents` (id, name, area, population) VALUES (6, 'Австралія', 7687000, 32000000);</text:p>
          <text:p text:style-name="P26">INSERT INTO `continents` (id, name, area, population) VALUES (7, 'Азія', 44614500 , 4164252000);</text:p>
          <text:p text:style-name="P26"/>
          <text:p text:style-name="P26">SELECT * FROM `continents` ORDER BY population ASC;</text:p>
          <text:p text:style-name="P26"/>
        </text:list-item>
        <text:list-item>
          <text:p text:style-name="P18">Встановити такі обмеження на поля таблиці <text:span text:style-name="T2">countries</text:span>:</text:p>
        </text:list-item>
      </text:list>
      <text:list xml:id="list173560398" text:style-name="L6">
        <text:list-item>
          <text:p text:style-name="P19"><text:span text:style-name="T8">добавити індекс </text:span><text:span text:style-name="T2">unique</text:span><text:span text:style-name="T8"> </text:span><text:span text:style-name="T10">на</text:span> поле <text:span text:style-name="T2">countries.id</text:span><text:span text:style-name="T10">, </text:span><text:span text:style-name="T30">добавити </text:span><text:span text:style-name="T5">PRIMARY KEY</text:span><text:span text:style-name="T30"> та </text:span><text:span text:style-name="T20">AUTO_INCREMENT</text:span><text:span text:style-name="T16"> </text:span><text:span text:style-name="T8">значень, </text:span><text:span text:style-name="T11">поле </text:span><text:span text:style-name="T18">має бути додатнім числом, </text:span><text:span text:style-name="T8">зменшити довжину поля;</text:span></text:p>
        </text:list-item>
      </text:list>
      <text:list xml:id="list2867998655" text:style-name="L7">
        <text:list-item>
          <text:p text:style-name="P21"><text:span text:style-name="T16">поле <text:s/></text:span><text:span text:style-name="T21">countries.</text:span><text:span text:style-name="T20">name <text:s/></text:span><text:span text:style-name="T23">повинно</text:span><text:span text:style-name="T17"> бути </text:span><text:span text:style-name="T20">NOT NULL</text:span><text:span text:style-name="T16">;</text:span></text:p>
        </text:list-item>
        <text:list-item>
          <text:p text:style-name="P27"><text:span text:style-name="T27">поле <text:s/></text:span><text:span text:style-name="T25">countries.</text:span><text:span text:style-name="T26">area</text:span><text:span text:style-name="T24"> <text:s/>повинно</text:span><text:span text:style-name="T28"> бути </text:span><text:span text:style-name="T24">NOT NULL</text:span><text:span text:style-name="T27">, </text:span><text:span text:style-name="T29">і має бути додатнім числом;</text:span></text:p>
        </text:list-item>
        <text:list-item>
          <text:p text:style-name="P27"><text:span text:style-name="T29">поле <text:s/></text:span><text:span text:style-name="T25">countries.</text:span><text:span text:style-name="T26">population <text:s/></text:span><text:span text:style-name="T29">має бути додатнім числом;</text:span></text:p>
        </text:list-item>
        <text:list-item>
          <text:p text:style-name="P27"><text:span text:style-name="T29">поле <text:s/></text:span><text:span text:style-name="T25">countries.</text:span><text:span text:style-name="T26">capital <text:s/>повинно</text:span><text:span text:style-name="T28"> бути </text:span><text:span text:style-name="T26">NOT NULL</text:span><text:span text:style-name="T29">;</text:span></text:p>
        </text:list-item>
        <text:list-item>
          <text:p text:style-name="P20"><text:span text:style-name="T18">значення поля <text:s/></text:span><text:span text:style-name="T20">countries</text:span><text:span text:style-name="T22">.capital_population</text:span><text:span text:style-name="T18"> має знаходитись в межах від 0 до 15*10</text:span><text:span text:style-name="T15">6</text:span><text:span text:style-name="T18">.</text:span></text:p>
          <text:p text:style-name="P36"/>
          <text:p text:style-name="P36">ALTER TABLE `countries` ADD CONSTRAINT PRIMARY KEY (`id`);</text:p>
          <text:p text:style-name="P28"><text:span text:style-name="T18">ALTER TABLE `countries` ADD CONSTRAINT </text:span><text:span text:style-name="T19">`unique_id`</text:span><text:span text:style-name="T18"> UNIQUE (`id`);</text:span></text:p>
          <text:p text:style-name="P36">ALTER TABLE `countries` MODIFY `id` smallint unsigned AUTO_INCREMENT;</text:p>
          <text:p text:style-name="P36">ALTER TABLE `countries` MODIFY `name` varchar(30) NOT NULL;</text:p>
          <text:p text:style-name="P36">ALTER TABLE `countries` MODIFY `area` int unsigned NOT NULL;</text:p>
          <text:p text:style-name="P36"><text:soft-page-break/>ALTER TABLE `countries` MODIFY `population` int unsigned;</text:p>
          <text:p text:style-name="P36">ALTER TABLE `countries` MODIFY `capital` varchar(25) NOT NULL;</text:p>
          <text:p text:style-name="P36">ALTER TABLE `countries` MODIFY `capital_population` mediumint unsigned;</text:p>
        </text:list-item>
      </text:list>
      <text:p text:style-name="P2"/>
      <text:list xml:id="list1800458396" text:style-name="L8">
        <text:list-item>
          <text:p text:style-name="P37">Для таблиць бази створити схему даних, в якій пов’язати між собою відповідні поля створених таблиць, встановивши зв’язок між таблицями “один-до-багатьох” із забезпеченням цілісності даних.</text:p>
          <text:p text:style-name="P37"/>
          <text:p text:style-name="P29">ALTER TABLE `countries` MODIFY `continent_id` tinyint unsigned NOT NULL;</text:p>
          <text:p text:style-name="P29">ALTER TABLE `countries` ADD CONSTRAINT `foreign_key_continent_id` FOREIGN KEY (`continent_id`) REFERENCES `continents` (`id`) ON DELETE CASCADE;</text:p>
          <text:p text:style-name="P30"/>
        </text:list-item>
        <text:list-item>
          <text:p text:style-name="P22">Заповнити таблицю <text:span text:style-name="T22">countries</text:span> даними про країни, що знаходяться на різних континентах (не менше 20 записів).</text:p>
          <text:p text:style-name="P22"/>
          <text:p text:style-name="P30">INSERT INTO `countries` (continent_id, name, area, population, capital, capital_population) VALUES (5, 'Австрія', 83871, 8219743, 'Відень', 1911191);</text:p>
          <text:p text:style-name="P30">INSERT INTO `countries` (continent_id, name, area, population, capital, capital_population) VALUES (5, 'Бельгія', 32547, 10438353, 'Брюссель', 163210);</text:p>
          <text:p text:style-name="P30">INSERT INTO `countries` (continent_id, name, area, population, capital, capital_population) VALUES (5, 'Ліхтенштейн', 160, 36713, 'Вадуц', 5450);</text:p>
          <text:p text:style-name="P30">INSERT INTO `countries` (continent_id, name, area, population, capital, capital_population) VALUES (5, 'Монако', 2, 30510, 'Монако', 30510);</text:p>
          <text:p text:style-name="P30">INSERT INTO `countries` (continent_id, name, area, population, capital, capital_population) VALUES (5, 'Нідерланди', 41526, 16730632, 'Амстердам', 863315);</text:p>
          <text:p text:style-name="P30">INSERT INTO `countries` (continent_id, name, area, population, capital, capital_population) VALUES (5, 'Німеччина', 357578, 81305856, 'Берлін', 3664088);</text:p>
          <text:p text:style-name="P30">INSERT INTO `countries` (continent_id, name, area, population, capital, capital_population) VALUES (5, 'Україна', 603700, 35000000, 'Київ', 2952301);</text:p>
          <text:p text:style-name="P30">INSERT INTO `countries` (continent_id, name, area, population, capital, capital_population) VALUES (2, 'Аргентина', 2766890, 40677348, 'Буенос-Айрес', 2891082);</text:p>
          <text:p text:style-name="P30">INSERT INTO `countries` (continent_id, name, area, population, capital, capital_population) VALUES (2, 'Болівія', 1098580, 8857870, 'Сукре', 225000);</text:p>
          <text:p text:style-name="P30">INSERT INTO `countries` (continent_id, name, area, population, capital, capital_population) VALUES (2, 'Бразилія', 8514877, 191908598, 'Бразиліа', 3039444);</text:p>
          <text:p text:style-name="P30">INSERT INTO `countries` (continent_id, name, area, population, capital, capital_population) VALUES (2, 'Венесуела', 912050, 26414815, 'Каракас', 2245744);</text:p>
          <text:p text:style-name="P30">INSERT INTO `countries` (continent_id, name, area, population, capital, capital_population) VALUES (2, 'Гаяна', 214970, 770794, 'Джорджтаун', 1796);</text:p>
          <text:p text:style-name="P30">INSERT INTO `countries` (continent_id, name, area, population, capital, capital_population) VALUES (2, 'Колумбія', 1138910, 45013674, 'Богота', 8550000);</text:p>
          <text:p text:style-name="P30">INSERT INTO `countries` (continent_id, name, area, population, capital, capital_population) VALUES (2, 'Парагвай', 406750, 6347884, 'Асунсьйон', 637249);</text:p>
          <text:p text:style-name="P30">INSERT INTO `countries` (continent_id, name, area, population, capital, capital_population) VALUES (2, 'Перу', 1285220, 27925628, 'Ліма', 9674755);</text:p>
          <text:p text:style-name="P30">INSERT INTO `countries` (continent_id, name, area, population, capital, capital_population) VALUES (1, 'Канада', 9984670, 33573000, 'Оттава', 934243);</text:p>
          <text:p text:style-name="P30">INSERT INTO `countries` (continent_id, name, area, population, capital, capital_population) VALUES (1, 'Мексика', 1964375, 112322757, 'Мехіко', 8918653);</text:p>
          <text:p text:style-name="P30"><text:soft-page-break/>INSERT INTO `countries` (continent_id, name, area, population, capital, capital_population) VALUES (4, 'Алжир', 2381741, 43851044, 'Алжир', 1519570);</text:p>
          <text:p text:style-name="P30">INSERT INTO `countries` (continent_id, name, area, population, capital, capital_population) VALUES (4, 'Судан', 1886068, 43849260, 'Хартум', 639598);</text:p>
          <text:p text:style-name="P30">INSERT INTO `countries` (continent_id, name, area, population, capital, capital_population) VALUES (6, 'Австралія', 7688287, 25250000, 'Канберра', 381448);</text:p>
          <text:p text:style-name="P31"/>
        </text:list-item>
        <text:list-item>
          <text:p text:style-name="P23">Створити окремого користувача для <text:span text:style-name="T1">баз</text:span>и<text:span text:style-name="T1"> даних </text:span><text:span text:style-name="T3">geography</text:span><text:span text:style-name="T12">, </text:span><text:span text:style-name="T13">з правами INSERT, SELECT, UPDATE, DELETE.</text:span></text:p>
          <text:p text:style-name="P24"/>
          <text:p text:style-name="P32">CREATE USER 'geography'@'localhost' IDENTIFIED BY 'secret';</text:p>
          <text:p text:style-name="P32">GRANT INSERT, SELECT, UPDATE, DELETE ON geography.* TO 'geography'@'localhost'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1T09:13:46.615118466</meta:creation-date>
    <meta:generator>LibreOffice/6.1.5.2$Linux_X86_64 LibreOffice_project/10$Build-2</meta:generator>
    <dc:date>2023-02-01T17:37:49.898882688</dc:date>
    <meta:editing-duration>PT55M7S</meta:editing-duration>
    <meta:editing-cycles>9</meta:editing-cycles>
    <meta:document-statistic meta:table-count="0" meta:image-count="0" meta:object-count="0" meta:page-count="4" meta:paragraph-count="101" meta:word-count="983" meta:character-count="8025" meta:non-whitespace-character-count="7029"/>
  </office:meta>
</office:document-meta>
</file>